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6c7" officeooo:paragraph-rsid="001c0923"/>
    </style:style>
    <style:style style:name="P2" style:family="paragraph" style:parent-style-name="Standard">
      <style:text-properties officeooo:rsid="001686c7" officeooo:paragraph-rsid="0035ae49"/>
    </style:style>
    <style:style style:name="P3" style:family="paragraph" style:parent-style-name="Standard">
      <style:text-properties officeooo:paragraph-rsid="001c0923"/>
    </style:style>
    <style:style style:name="P4" style:family="paragraph" style:parent-style-name="Standard">
      <style:text-properties officeooo:paragraph-rsid="001c1396"/>
    </style:style>
    <style:style style:name="P5" style:family="paragraph" style:parent-style-name="Standard">
      <style:text-properties officeooo:paragraph-rsid="001d70cb"/>
    </style:style>
    <style:style style:name="P6" style:family="paragraph" style:parent-style-name="Standard">
      <style:text-properties officeooo:paragraph-rsid="001e5e6b"/>
    </style:style>
    <style:style style:name="P7" style:family="paragraph" style:parent-style-name="Standard">
      <style:text-properties officeooo:paragraph-rsid="0026574f"/>
    </style:style>
    <style:style style:name="P8" style:family="paragraph" style:parent-style-name="Standard">
      <style:text-properties officeooo:paragraph-rsid="00298557"/>
    </style:style>
    <style:style style:name="P9" style:family="paragraph" style:parent-style-name="Standard">
      <style:text-properties officeooo:paragraph-rsid="002a6ba1"/>
    </style:style>
    <style:style style:name="P10" style:family="paragraph" style:parent-style-name="Standard">
      <style:text-properties officeooo:paragraph-rsid="002e66fe"/>
    </style:style>
    <style:style style:name="P11" style:family="paragraph" style:parent-style-name="Standard">
      <style:text-properties officeooo:paragraph-rsid="00335211"/>
    </style:style>
    <style:style style:name="P12" style:family="paragraph" style:parent-style-name="Standard">
      <style:text-properties officeooo:paragraph-rsid="0035ae49"/>
    </style:style>
    <style:style style:name="P13" style:family="paragraph" style:parent-style-name="Standard">
      <style:text-properties officeooo:paragraph-rsid="0036bb37"/>
    </style:style>
    <style:style style:name="T1" style:family="text">
      <style:text-properties officeooo:rsid="001c0923"/>
    </style:style>
    <style:style style:name="T2" style:family="text">
      <style:text-properties fo:color="#800000"/>
    </style:style>
    <style:style style:name="T3" style:family="text">
      <style:text-properties fo:color="#800000" officeooo:rsid="001686c7"/>
    </style:style>
    <style:style style:name="T4" style:family="text">
      <style:text-properties officeooo:rsid="001686c7"/>
    </style:style>
    <style:style style:name="T5" style:family="text">
      <style:text-properties officeooo:rsid="001e5e6b"/>
    </style:style>
    <style:style style:name="T6" style:family="text">
      <style:text-properties officeooo:rsid="001ec03f"/>
    </style:style>
    <style:style style:name="T7" style:family="text">
      <style:text-properties officeooo:rsid="002181d1"/>
    </style:style>
    <style:style style:name="T8" style:family="text">
      <style:text-properties officeooo:rsid="00229f95"/>
    </style:style>
    <style:style style:name="T9" style:family="text">
      <style:text-properties officeooo:rsid="00248709"/>
    </style:style>
    <style:style style:name="T10" style:family="text">
      <style:text-properties officeooo:rsid="00270851"/>
    </style:style>
    <style:style style:name="T11" style:family="text">
      <style:text-properties officeooo:rsid="00298557"/>
    </style:style>
    <style:style style:name="T12" style:family="text">
      <style:text-properties officeooo:rsid="002a6ba1"/>
    </style:style>
    <style:style style:name="T13" style:family="text">
      <style:text-properties officeooo:rsid="002b560b"/>
    </style:style>
    <style:style style:name="T14" style:family="text">
      <style:text-properties officeooo:rsid="002c7648"/>
    </style:style>
    <style:style style:name="T15" style:family="text">
      <style:text-properties officeooo:rsid="002e66fe"/>
    </style:style>
    <style:style style:name="T16" style:family="text">
      <style:text-properties officeooo:rsid="003014ef"/>
    </style:style>
    <style:style style:name="T17" style:family="text">
      <style:text-properties officeooo:rsid="0031bca5"/>
    </style:style>
    <style:style style:name="T18" style:family="text">
      <style:text-properties officeooo:rsid="00335211"/>
    </style:style>
    <style:style style:name="T19" style:family="text">
      <style:text-properties officeooo:rsid="0033c189"/>
    </style:style>
    <style:style style:name="T20" style:family="text">
      <style:text-properties officeooo:rsid="0035ae49"/>
    </style:style>
    <style:style style:name="T21" style:family="text">
      <style:text-properties officeooo:rsid="0036bb37"/>
    </style:style>
    <style:style style:name="T22" style:family="text">
      <style:text-properties fo:color="#000000"/>
    </style:style>
    <style:style style:name="T23" style:family="text">
      <style:text-properties fo:color="#000000" officeooo:rsid="0033c189"/>
    </style:style>
    <style:style style:name="T24" style:family="text">
      <style:text-properties fo:color="#000000" officeooo:rsid="0036bb37"/>
    </style:style>
    <style:style style:name="T25" style:family="text">
      <style:text-properties fo:color="#000000" officeooo:rsid="001686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\item <text:span text:style-name="T1">How many types of process scheduler does exist?</text:span></text:p>
      <text:p text:style-name="P3"/>
      <text:p text:style-name="P3">\begin{enumerate}[label=\alph*)]</text:p>
      <text:p text:style-name="P3"/>
      <text:p text:style-name="P3">\item <text:span text:style-name="T1">1</text:span></text:p>
      <text:p text:style-name="P3">\item <text:span text:style-name="T1">2</text:span></text:p>
      <text:p text:style-name="P3">\item <text:span text:style-name="T1">3</text:span></text:p>
      <text:p text:style-name="P3"/>
      <text:p text:style-name="P3">\end{enumerate}</text:p>
      <text:p text:style-name="P3"/>
      <text:p text:style-name="P3">\item Choose the right word to the place of three dots (\ldots):</text:p>
      <text:p text:style-name="P3"/>
      <text:p text:style-name="P3"><text:span text:style-name="T4">Program is a(n) \ldots \ entity, and process is a(n) \ldots \ entity:</text:span></text:p>
      <text:p text:style-name="P3">\begin{enumerate}[label=\alph*)]</text:p>
      <text:p text:style-name="P3">\item <text:span text:style-name="T1">active, passive</text:span></text:p>
      <text:p text:style-name="P7">\item <text:span text:style-name="T1">passive, active</text:span></text:p>
      <text:p text:style-name="P7">\item <text:span text:style-name="T1">active, active</text:span></text:p>
      <text:p text:style-name="P3">\item <text:span text:style-name="T1">passive, passive</text:span></text:p>
      <text:p text:style-name="P3">\end{enumerate}</text:p>
      <text:p text:style-name="P3"/>
      <text:p text:style-name="P3">\item What <text:span text:style-name="T1">does the stack of process contain</text:span>?</text:p>
      <text:p text:style-name="P3"/>
      <text:p text:style-name="P3">\begin{enumerate}[label=\alph*)]</text:p>
      <text:p text:style-name="P3"/>
      <text:p text:style-name="P3">\item <text:span text:style-name="T1">Temporary data related to the process</text:span></text:p>
      <text:p text:style-name="P3">\item <text:span text:style-name="T1">Dynamic memory allocated to the process</text:span></text:p>
      <text:p text:style-name="P3">\item <text:span text:style-name="T1">the Instruction and data of process</text:span></text:p>
      <text:p text:style-name="P3"/>
      <text:p text:style-name="P3">\end{enumerate}</text:p>
      <text:p text:style-name="P3"/>
      <text:p text:style-name="P4">\item Choose the right word<text:span text:style-name="T5">s</text:span> to the place of three dots (\ldots):</text:p>
      <text:p text:style-name="P4"/>
      <text:p text:style-name="P5"><text:span text:style-name="T4">Low-term scheduler allocates the process state from \ldots to \ldots, while high-term scheduler allocates the process state from \ldots to \ldots.</text:span></text:p>
      <text:p text:style-name="P3">\begin{enumerate}[label=\alph*)]</text:p>
      <text:p text:style-name="P3"/>
      <text:p text:style-name="P3">\item <text:span text:style-name="T5">new, ready, running, ready</text:span></text:p>
      <text:p text:style-name="P6">\item <text:span text:style-name="T5">ready, running, ready, new</text:span></text:p>
      <text:p text:style-name="P3">\item <text:span text:style-name="T5">suspend ready, suspend wait, new, ready</text:span></text:p>
      <text:p text:style-name="P6">\item <text:span text:style-name="T5">ready, running, ready, waiting</text:span></text:p>
      <text:p text:style-name="P3"/>
      <text:p text:style-name="P3">\end{enumerate}</text:p>
      <text:p text:style-name="P3"/>
      <text:p text:style-name="P3">\item <text:span text:style-name="T7">What does context switch?</text:span></text:p>
      <text:p text:style-name="P3"/>
      <text:p text:style-name="P3">\begin{enumerate}[label=\alph*)]</text:p>
      <text:p text:style-name="P3">\item <text:span text:style-name="T7">switches between processes</text:span></text:p>
      <text:p text:style-name="P3">\item <text:span text:style-name="T7">saves the state of processes</text:span></text:p>
      <text:p text:style-name="P3">\item <text:span text:style-name="T8">both of them in this order: first b, then a</text:span></text:p>
      <text:p text:style-name="P9">\item <text:span text:style-name="T8">both of them in this order: first a, then b</text:span></text:p>
      <text:p text:style-name="P3">\end{enumerate}</text:p>
      <text:p text:style-name="P3"/>
      <text:p text:style-name="P3"><text:soft-page-break/>\item <text:span text:style-name="T11">Show the right difference between child(ren) process and thread(s)</text:span>:</text:p>
      <text:p text:style-name="P3"/>
      <text:p text:style-name="P3">\begin{enumerate}[label=\alph*)]</text:p>
      <text:p text:style-name="P8">\item <text:span text:style-name="T11">thread(s) has their own memory space, while process(es) do(es)n’t</text:span></text:p>
      <text:p text:style-name="P8">\item <text:span text:style-name="T11">process(es) has their own memory space, while thread(s) do(es)n’t</text:span></text:p>
      <text:p text:style-name="P8">\item <text:span text:style-name="T11">process(es) can create child process, while thread(s) do(es)n’t</text:span></text:p>
      <text:p text:style-name="P8">\item <text:span text:style-name="T11">both b and c</text:span></text:p>
      <text:p text:style-name="P3">\end{enumerate}</text:p>
      <text:p text:style-name="P3"/>
      <text:p text:style-name="P3">\item <text:span text:style-name="T13">How the child process without parent process is called?</text:span></text:p>
      <text:p text:style-name="P3"/>
      <text:p text:style-name="P3">\begin{enumerate}[label=\alph*)]</text:p>
      <text:p text:style-name="P3">\item <text:span text:style-name="T13">orphan</text:span></text:p>
      <text:p text:style-name="P3">\item <text:span text:style-name="T13">zombie</text:span></text:p>
      <text:p text:style-name="P3">\item <text:span text:style-name="T13">thread</text:span></text:p>
      <text:p text:style-name="P3">\end{enumerate}</text:p>
      <text:p text:style-name="P3"/>
      <text:p text:style-name="P3">\item Choose the right word to the place of three dots (\ldots):</text:p>
      <text:p text:style-name="P3"/>
      <text:p text:style-name="P10"><text:span text:style-name="T15">How many types of interprocess communication does exist?</text:span></text:p>
      <text:p text:style-name="P3"/>
      <text:p text:style-name="P3">\begin{enumerate}[label=\alph*)]</text:p>
      <text:p text:style-name="P3">\item <text:span text:style-name="T16">1</text:span></text:p>
      <text:p text:style-name="P3">\item <text:span text:style-name="T16">2</text:span></text:p>
      <text:p text:style-name="P3">\item <text:span text:style-name="T16">3</text:span></text:p>
      <text:p text:style-name="P3">\end{enumerate}</text:p>
      <text:p text:style-name="P3"/>
      <text:p text:style-name="P11">\item <text:span text:style-name="T15">What type of process scheduler does swapping?</text:span></text:p>
      <text:p text:style-name="P3">\begin{enumerate}[label=\alph*)]</text:p>
      <text:p text:style-name="P11">\item <text:span text:style-name="T4">high-term scheduler</text:span></text:p>
      <text:p text:style-name="P11">\item <text:span text:style-name="T4">medium-term scheduler</text:span></text:p>
      <text:p text:style-name="P11">\item <text:span text:style-name="T4">low-term scheduler</text:span></text:p>
      <text:p text:style-name="P3">\end{enumerate}</text:p>
      <text:p text:style-name="P3"/>
      <text:p text:style-name="P3">\item Choose the right word<text:span text:style-name="T20">s</text:span> to the place of three dots (\ldots):</text:p>
      <text:p text:style-name="P3"/>
      <text:p text:style-name="P2">A<text:span text:style-name="T20">ll processes has own \ldots, associated with \ldots.</text:span></text:p>
      <text:p text:style-name="P3">\begin{enumerate}[label=\alph*)]</text:p>
      <text:p text:style-name="P3">\item <text:span text:style-name="T20">Process ID (PID), Process Control Block (PCB)</text:span></text:p>
      <text:p text:style-name="P12">\item <text:span text:style-name="T20">Process Control Block (PCB), Process ID (PID)</text:span></text:p>
      <text:p text:style-name="P12">\item <text:span text:style-name="T20">Child Process, Process ID (PID)</text:span></text:p>
      <text:p text:style-name="P3">\end{enumerate}</text:p>
      <text:p text:style-name="P3"/>
      <text:p text:style-name="P3"/>
      <text:p text:style-name="P3">Answers:</text:p>
      <text:p text:style-name="P3"/>
      <text:p text:style-name="P3"><text:span text:style-name="T3">\item</text:span> <text:span text:style-name="T1">c</text:span></text:p>
      <text:p text:style-name="P3"><text:span text:style-name="T3">\item</text:span> <text:span text:style-name="T10">b</text:span></text:p>
      <text:p text:style-name="P3"><text:span text:style-name="T3">\item</text:span> <text:span text:style-name="T1">a</text:span></text:p>
      <text:p text:style-name="P3"><text:span text:style-name="T3">\item</text:span> <text:span text:style-name="T6">b</text:span></text:p>
      <text:p text:style-name="P3"><text:span text:style-name="T3">\item</text:span> <text:span text:style-name="T9">c</text:span></text:p>
      <text:p text:style-name="P3"><text:span text:style-name="T3">\item</text:span> <text:span text:style-name="T12">d</text:span></text:p>
      <text:p text:style-name="P3"><text:soft-page-break/><text:span text:style-name="T3">\item</text:span> <text:span text:style-name="T14">a</text:span></text:p>
      <text:p text:style-name="P3"><text:span text:style-name="T3">\item</text:span> <text:span text:style-name="T17">b</text:span></text:p>
      <text:p text:style-name="P1"><text:span text:style-name="T2">\item</text:span> <text:span text:style-name="T19">b</text:span></text:p>
      <text:p text:style-name="P13"><text:span text:style-name="T3">\item</text:span><text:span text:style-name="T25"> </text:span><text:span text:style-name="T23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18:12:29.634000000</meta:creation-date>
    <dc:date>2019-11-11T18:47:31.199000000</dc:date>
    <meta:editing-duration>PT24M7S</meta:editing-duration>
    <meta:editing-cycles>23</meta:editing-cycles>
    <meta:generator>LibreOffice/6.3.1.2$Windows_x86 LibreOffice_project/b79626edf0065ac373bd1df5c28bd630b4424273</meta:generator>
    <meta:document-statistic meta:table-count="0" meta:image-count="0" meta:object-count="0" meta:page-count="3" meta:paragraph-count="79" meta:word-count="359" meta:character-count="2488" meta:non-whitespace-character-count="2208"/>
  </office:meta>
</office:document-meta>
</file>